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20-10-08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20-07-09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20-01-09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9-10-10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9-07-11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9-04-0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9-01-31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8-10-0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8-07-12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8-04-05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8-01-1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7-10-05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7-07-13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7-04-10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7-03-31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7-01-11 2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6-10-12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6-07-12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6-04-11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6-01-11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5-10-1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5-07-14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5-04-07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5-01-12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4-10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4-07-1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4-05-14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4-04-07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4-01-1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3-10-25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3-07-15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3-04-03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3-01-11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2-10-05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2-07-12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2-04-05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2-01-12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1-10-06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1-07-18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1-04-07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1-01-13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0-10-26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0-10-05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0-08-26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0-07-2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0-07-16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0-06-03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0-04-15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0-04-06 2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0-01-22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10-01-13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9-10-21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9-10-06 2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9-07-22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9-07-09 0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9-04-07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9-04-02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9-01-15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9-01-07 0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8-10-22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8-10-07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8-07-23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8-07-08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8-04-1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8-04-03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8-01-15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8-01-10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7-10-23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7-10-04 0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7-07-12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7-07-10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7-04-11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7-04-03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7-01-10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7-01-09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6-10-26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6-10-17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6-07-20 0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6-07-13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6-04-05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6-01-12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5-10-2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5-10-06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5-08-11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5-07-14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5-05-24 0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5-03-30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5-03-15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5-01-05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5-01-04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4-10-28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4-10-08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4-09-16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4-08-03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4-07-12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4-04-07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4-02-25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4-01-09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3-10-14 2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3-08-29 0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3-08-14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3-07-18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3-07-11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3-05-15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3-04-1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3-03-2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3-02-19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3-01-13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3-01-09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2-12-1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2-11-20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2-10-1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2-07-12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2-04-05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2-01-09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1-11-08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1-10-24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1-07-18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1-07-1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2001-04-1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1999-10-21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51121403801</text:p>
          </table:table-cell>
          <table:table-cell office:value-type="string" calcext:value-type="string">
            <text:p>1992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46" meta:object-count="0"/>
    <meta:user-defined meta:name="AppVersion">3.0</meta:user-defined>
  </office:meta>
</office:document-meta>
</file>